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fo:font-style="normal" style:font-style-asian="normal" style:font-style-complex="normal"/>
    </style:style>
    <style:style style:name="P3" style:family="paragraph" style:parent-style-name="Standard">
      <style:text-properties fo:color="#000000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6600"/>
    </style:style>
    <style:style style:name="T3" style:family="text">
      <style:text-properties fo:color="#ff6600" fo:font-style="italic" style:font-style-asian="italic" style:font-style-complex="italic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formance :</text:p>
      <text:p text:style-name="Standard">1.<text:tab/> in my mobile the app is slow and crashed for several times, and i am reinstalling the app. <text:tab/>for using,</text:p>
      <text:p text:style-name="Standard"/>
      <text:p text:style-name="P1">Home Page :</text:p>
      <text:p text:style-name="Standard"/>
      <text:p text:style-name="Standard">1.<text:tab/>in Tab bar, the selection area is small and visible by rectangle box, (I dont want to make the <text:tab/>rectangle visible, just highlight the icon)</text:p>
      <text:p text:style-name="Standard">2.<text:tab/>I think the icons in tab bar should little bigger to atleast 1-3 pixel more.</text:p>
      <text:p text:style-name="Standard">3.<text:tab/>the logo in the homepage should be small by 50%.</text:p>
      <text:p text:style-name="Standard">4.<text:tab/>the top category icons should be small by 50%</text:p>
      <text:p text:style-name="Standard">5.<text:tab/>the top bar icons color should be same as the tab bar icon color (its fine for me)</text:p>
      <text:p text:style-name="Standard">6.<text:tab/>banner grid, have a alignment problem, i have a demo ref image <text:a xlink:type="simple" xlink:href="https://github.com/premod/myhubpipeline/blob/master/corrections%20for%20knowband%20app/app/01.jpg?raw=true"><text:span text:style-name="T3">image01</text:span></text:a></text:p>
      <text:p text:style-name="Standard">7.<text:tab/>the product horizontal sliding i need all the products under sub-sub category items also <text:tab/>visible, ref image <text:a xlink:type="simple" xlink:href="https://github.com/premod/myhubpipeline/blob/master/corrections%20for%20knowband%20app/app/02.jpg?raw=true"><text:span text:style-name="T3">image02</text:span></text:a></text:p>
      <text:p text:style-name="Standard"><text:span text:style-name="T4">8.</text:span><text:span text:style-name="T3"><text:tab/></text:span><text:span text:style-name="T5">home page prodcut display should be like this</text:span><text:span text:style-name="T3"> </text:span><text:a xlink:type="simple" xlink:href="https://github.com/premod/myhubpipeline/blob/master/corrections%20for%20knowband%20app/app/03.jpg?raw=true" text:style-name="Internet_20_link" text:visited-style-name="Visited_20_Internet_20_Link">image03</text:a></text:p>
      <text:p text:style-name="P2">9.<text:tab/>in side bar <text:a xlink:type="simple" xlink:href="https://github.com/premod/myhubpipeline/blob/master/corrections%20for%20knowband%20app/app/04.jpg?raw=true" text:style-name="Internet_20_link" text:visited-style-name="Visited_20_Internet_20_Link"><text:span text:style-name="T3">image04</text:span></text:a></text:p>
      <text:p text:style-name="Standard"><text:span text:style-name="T3"/></text:p>
      <text:p text:style-name="P3">Category Page :</text:p>
      <text:p text:style-name="P3"/>
      <text:p text:style-name="P4">1.<text:tab/>i prefer the category page like this <text:a xlink:type="simple" xlink:href="https://github.com/premod/myhubpipeline/blob/master/corrections%20for%20knowband%20app/app/05.jpg?raw=true" text:style-name="Internet_20_link" text:visited-style-name="Visited_20_Internet_20_Link"><text:span text:style-name="T3">image05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06T08:35:16.79</meta:creation-date>
    <meta:document-statistic meta:table-count="0" meta:image-count="0" meta:object-count="0" meta:page-count="1" meta:paragraph-count="14" meta:word-count="168" meta:character-count="867"/>
    <dc:date>2020-06-06T10:18:00.43</dc:date>
    <meta:editing-duration>PT27M3S</meta:editing-duration>
    <meta:editing-cycles>1</meta:editing-cycles>
    <meta:generator>OpenOffice/4.1.6$Win32 OpenOffice.org_project/416m1$Build-9790</meta:generator>
  </office:meta>
</office:document-meta>
</file>